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item>
          <text:p text:style-name="P1">Arco 3. Finanziato dal Co: Gioseffo Carpegna.<text:line-break/></text:p>
        </text:list-item>
      </text:list>
      <text:p text:style-name="P2">CHRISTO PONT. OPTIMO<text:line-break/>AUGUSTAE V.M. MATRI<text:line-break/>HIPPOLYTUS ABBA FORNASARIUS BON. G. NOB.<text:line-break/>IN PATR. ARCHIGYM.I.C. DE MANE PRIM. EMER.D.<text:line-break/>Eminet Illa Caput Tuscorum in Vertice Montis<text:line-break/>Illuc Productis Felsina Porticibus<text:line-break/>Templi muro Hanc Virgo auget Domus Aurea Caeli<text:line-break/>Porta Vigil Turris David in Hospitium<text:line-break/>Fitque sequens Ventrem Partus vum Virgine Civis<text:line-break/>Filius utque Videns Optimus Excubitor<text:line-break/>Sic Caput imminuit Quod Roma in Civibus est Urbs<text:line-break/>Augustae et Primi Regia Pontificum<text:line-break/>Anno 1693</text:p>
      <text:p text:style-name="Text_20_body">Lapide Fornasari, con scultura in arenaria di Francesco Albertoni. Ippolito di Antonio Fornasari, arciprete abate di Poggiorenatico e docente nello studio bolognese; morì a settantenne nel 1697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1:09:46.78</dc:date>
    <dc:creator>carloggg </dc:creator>
    <meta:editing-duration>PT12M47S</meta:editing-duration>
    <meta:editing-cycles>1</meta:editing-cycles>
    <meta:generator>OpenOffice/4.1.15$Win32 OpenOffice.org_project/4115m2$Build-9813</meta:generator>
    <meta:document-statistic meta:table-count="0" meta:image-count="0" meta:object-count="0" meta:page-count="1" meta:paragraph-count="3" meta:word-count="107" meta:character-count="712"/>
  </office:meta>
</office:document-meta>
</file>